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ancy deleting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float" office:value="1">
            <text:p text:style-name="P5">1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Vacancy delete: open form</text:p>
          </table:table-cell>
        </table:table-row>
        <table:table-row>
          <table:table-cell table:style-name="Таблица4.A2" office:value-type="string">
            <text:p text:style-name="P2"><text:span text:style-name="T1">Given</text:span> </text:p>
          </table:table-cell>
          <table:table-cell table:style-name="Таблица4.B2" office:value-type="string">
            <text:p text:style-name="P6">Я на странице профиля вакансии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нажимаю на кнопку <text:span text:style-name="T2">«Delete vacancy»</text:span>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Открывается форма распределения кандидатов этой вакансии 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2">
            <text:p text:style-name="P5">2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Vacancy delete: apply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6">Я на странице профиля вакансии</text:p>
            <text:p text:style-name="P6">И выполнен сценарий 1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распределяю кандидатов данной вакансии по другим вакансиям</text:p>
            <text:p text:style-name="P4">И я нажимаю на кнопку <text:span text:style-name="T2">«Apply»</text:span>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Появляется сообщение <text:span text:style-name="T2">«Vacancy deleted succesfully»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3">
            <text:p text:style-name="P3">3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Vacancy delete: cancel</text:p>
          </table:table-cell>
        </table:table-row>
        <table:table-row>
          <table:table-cell table:style-name="Таблица2.A2" office:value-type="string">
            <text:p text:style-name="P2"><text:span text:style-name="T1">Given</text:span> </text:p>
          </table:table-cell>
          <table:table-cell table:style-name="Таблица2.B2" office:value-type="string">
            <text:p text:style-name="P6">Я на странице профиля вакансии</text:p>
            <text:p text:style-name="P6">И выполнен сценарий 1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нажимаю на кнопку <text:span text:style-name="T2">«Cancel»</text:span>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Форма закрывается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8S</meta:editing-duration>
    <meta:editing-cycles>4</meta:editing-cycles>
    <meta:generator>OpenOffice/4.1.2$Win32 OpenOffice.org_project/412m3$Build-9782</meta:generator>
    <dc:date>2016-04-11T16:31:15.14</dc:date>
    <dc:creator>Юлия Сидорук</dc:creator>
    <meta:document-statistic meta:table-count="3" meta:image-count="0" meta:object-count="0" meta:page-count="1" meta:paragraph-count="34" meta:word-count="91" meta:character-count="581"/>
    <meta:user-defined meta:name="Info 1"/>
    <meta:user-defined meta:name="Info 2"/>
    <meta:user-defined meta:name="Info 3"/>
    <meta:user-defined meta:name="Info 4"/>
  </office:meta>
</office:document-meta>
</file>